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-serif" svg:font-family="sans-serif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sans-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de" style:country-asian="CH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istancy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53185" calcext:value-type="float">
            <text:p>8753185</text:p>
          </table:table-cell>
          <table:table-cell office:value-type="float" office:value="2686.375" calcext:value-type="float">
            <text:p>2686.375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49764" calcext:value-type="float">
            <text:p>8749764</text:p>
          </table:table-cell>
          <table:table-cell office:value-type="float" office:value="2798.625" calcext:value-type="float">
            <text:p>2798.62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B2:.B211])/3100000000" office:value-type="float" office:value="0.00285845539016897" calcext:value-type="float">
            <text:p>0.002858455</text:p>
          </table:table-cell>
          <table:table-cell table:style-name="ce1" table:formula="of:=AVERAGE([.C2:.C211])/1000000" office:value-type="float" office:value="0.00269059851190476" calcext:value-type="float">
            <text:p>0.002690599</text:p>
          </table:table-cell>
          <table:table-cell table:formula="of:=AVERAGE([.D2:.D211])" office:value-type="float" office:value="0.00269272857142857" calcext:value-type="float">
            <text:p>0.0026927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25229" calcext:value-type="float">
            <text:p>8825229</text:p>
          </table:table-cell>
          <table:table-cell office:value-type="float" office:value="2652.375" calcext:value-type="float">
            <text:p>2652.375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style-name="ce2" table:formula="of:=STDEV([.B2:.B211])/3100000000" office:value-type="float" office:value="0.0000499991129827333" calcext:value-type="float">
            <text:p>0.000049999113</text:p>
          </table:table-cell>
          <table:table-cell table:style-name="ce3" table:formula="of:=STDEV([.C2:.C211])" office:value-type="float" office:value="68.123656114789" calcext:value-type="float">
            <text:p>68</text:p>
          </table:table-cell>
          <table:table-cell table:formula="of:=STDEV([.D2:.D211])" office:value-type="float" office:value="0.0000598557887568962" calcext:value-type="float">
            <text:p>5.9855788756896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77478" calcext:value-type="float">
            <text:p>8777478</text:p>
          </table:table-cell>
          <table:table-cell office:value-type="float" office:value="2672.875" calcext:value-type="float">
            <text:p>2672.875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01016" calcext:value-type="float">
            <text:p>8801016</text:p>
          </table:table-cell>
          <table:table-cell office:value-type="float" office:value="2667.125" calcext:value-type="float">
            <text:p>2667.125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38503" calcext:value-type="float">
            <text:p>8838503</text:p>
          </table:table-cell>
          <table:table-cell office:value-type="float" office:value="2708.3125" calcext:value-type="float">
            <text:p>2708.3125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80110" calcext:value-type="float">
            <text:p>8880110</text:p>
          </table:table-cell>
          <table:table-cell office:value-type="float" office:value="2631.375" calcext:value-type="float">
            <text:p>2631.375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11058" calcext:value-type="float">
            <text:p>8711058</text:p>
          </table:table-cell>
          <table:table-cell office:value-type="float" office:value="2689.6875" calcext:value-type="float">
            <text:p>2689.6875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42442" calcext:value-type="float">
            <text:p>8942442</text:p>
          </table:table-cell>
          <table:table-cell office:value-type="float" office:value="2651.875" calcext:value-type="float">
            <text:p>2651.875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06851" calcext:value-type="float">
            <text:p>8706851</text:p>
          </table:table-cell>
          <table:table-cell office:value-type="float" office:value="2706.9375" calcext:value-type="float">
            <text:p>2706.9375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21631" calcext:value-type="float">
            <text:p>8721631</text:p>
          </table:table-cell>
          <table:table-cell office:value-type="float" office:value="2622.875" calcext:value-type="float">
            <text:p>2622.875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6104" calcext:value-type="float">
            <text:p>8766104</text:p>
          </table:table-cell>
          <table:table-cell office:value-type="float" office:value="2664.625" calcext:value-type="float">
            <text:p>2664.62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47123" calcext:value-type="float">
            <text:p>8947123</text:p>
          </table:table-cell>
          <table:table-cell office:value-type="float" office:value="2639.5625" calcext:value-type="float">
            <text:p>2639.5625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38901" calcext:value-type="float">
            <text:p>8738901</text:p>
          </table:table-cell>
          <table:table-cell office:value-type="float" office:value="2681.125" calcext:value-type="float">
            <text:p>2681.12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78692" calcext:value-type="float">
            <text:p>8878692</text:p>
          </table:table-cell>
          <table:table-cell office:value-type="float" office:value="2683.3125" calcext:value-type="float">
            <text:p>2683.3125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35169" calcext:value-type="float">
            <text:p>8835169</text:p>
          </table:table-cell>
          <table:table-cell office:value-type="float" office:value="2691.5625" calcext:value-type="float">
            <text:p>2691.5625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3104" calcext:value-type="float">
            <text:p>8973104</text:p>
          </table:table-cell>
          <table:table-cell office:value-type="float" office:value="2672.8125" calcext:value-type="float">
            <text:p>2672.8125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91851" calcext:value-type="float">
            <text:p>8791851</text:p>
          </table:table-cell>
          <table:table-cell office:value-type="float" office:value="2674.0625" calcext:value-type="float">
            <text:p>2674.0625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93383" calcext:value-type="float">
            <text:p>8793383</text:p>
          </table:table-cell>
          <table:table-cell office:value-type="float" office:value="2700.3125" calcext:value-type="float">
            <text:p>2700.3125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18789" calcext:value-type="float">
            <text:p>8718789</text:p>
          </table:table-cell>
          <table:table-cell office:value-type="float" office:value="2699.6875" calcext:value-type="float">
            <text:p>2699.6875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29500" calcext:value-type="float">
            <text:p>8829500</text:p>
          </table:table-cell>
          <table:table-cell office:value-type="float" office:value="2635.125" calcext:value-type="float">
            <text:p>2635.125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91344" calcext:value-type="float">
            <text:p>8691344</text:p>
          </table:table-cell>
          <table:table-cell office:value-type="float" office:value="2684.125" calcext:value-type="float">
            <text:p>2684.125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48165" calcext:value-type="float">
            <text:p>8848165</text:p>
          </table:table-cell>
          <table:table-cell office:value-type="float" office:value="2680.25" calcext:value-type="float">
            <text:p>2680.2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90296" calcext:value-type="float">
            <text:p>9090296</text:p>
          </table:table-cell>
          <table:table-cell office:value-type="float" office:value="2730.6875" calcext:value-type="float">
            <text:p>2730.6875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47234" calcext:value-type="float">
            <text:p>8747234</text:p>
          </table:table-cell>
          <table:table-cell office:value-type="float" office:value="2705.375" calcext:value-type="float">
            <text:p>2705.375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87256" calcext:value-type="float">
            <text:p>8687256</text:p>
          </table:table-cell>
          <table:table-cell office:value-type="float" office:value="2723.125" calcext:value-type="float">
            <text:p>2723.125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81576" calcext:value-type="float">
            <text:p>8781576</text:p>
          </table:table-cell>
          <table:table-cell office:value-type="float" office:value="2731.125" calcext:value-type="float">
            <text:p>2731.125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50555" calcext:value-type="float">
            <text:p>8750555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11765" calcext:value-type="float">
            <text:p>8911765</text:p>
          </table:table-cell>
          <table:table-cell office:value-type="float" office:value="2666.125" calcext:value-type="float">
            <text:p>2666.125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19388" calcext:value-type="float">
            <text:p>8719388</text:p>
          </table:table-cell>
          <table:table-cell office:value-type="float" office:value="2664.4375" calcext:value-type="float">
            <text:p>2664.4375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42094" calcext:value-type="float">
            <text:p>8842094</text:p>
          </table:table-cell>
          <table:table-cell office:value-type="float" office:value="2689.5625" calcext:value-type="float">
            <text:p>2689.5625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54971" calcext:value-type="float">
            <text:p>8954971</text:p>
          </table:table-cell>
          <table:table-cell office:value-type="float" office:value="2691.4375" calcext:value-type="float">
            <text:p>2691.4375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42465" calcext:value-type="float">
            <text:p>8742465</text:p>
          </table:table-cell>
          <table:table-cell office:value-type="float" office:value="2671.875" calcext:value-type="float">
            <text:p>2671.875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09925" calcext:value-type="float">
            <text:p>8809925</text:p>
          </table:table-cell>
          <table:table-cell office:value-type="float" office:value="2685.3125" calcext:value-type="float">
            <text:p>2685.3125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92526" calcext:value-type="float">
            <text:p>8792526</text:p>
          </table:table-cell>
          <table:table-cell office:value-type="float" office:value="2710.875" calcext:value-type="float">
            <text:p>2710.875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04857" calcext:value-type="float">
            <text:p>9004857</text:p>
          </table:table-cell>
          <table:table-cell office:value-type="float" office:value="2687.25" calcext:value-type="float">
            <text:p>2687.25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25221" calcext:value-type="float">
            <text:p>9025221</text:p>
          </table:table-cell>
          <table:table-cell office:value-type="float" office:value="2681.0625" calcext:value-type="float">
            <text:p>2681.0625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32827" calcext:value-type="float">
            <text:p>8932827</text:p>
          </table:table-cell>
          <table:table-cell office:value-type="float" office:value="2694.8125" calcext:value-type="float">
            <text:p>2694.8125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04990" calcext:value-type="float">
            <text:p>8804990</text:p>
          </table:table-cell>
          <table:table-cell office:value-type="float" office:value="2744.8125" calcext:value-type="float">
            <text:p>2744.8125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04556" calcext:value-type="float">
            <text:p>9004556</text:p>
          </table:table-cell>
          <table:table-cell office:value-type="float" office:value="2669.5625" calcext:value-type="float">
            <text:p>2669.5625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60240" calcext:value-type="float">
            <text:p>8860240</text:p>
          </table:table-cell>
          <table:table-cell office:value-type="float" office:value="2669.5625" calcext:value-type="float">
            <text:p>2669.5625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813406" calcext:value-type="float">
            <text:p>8813406</text:p>
          </table:table-cell>
          <table:table-cell office:value-type="float" office:value="2652.25" calcext:value-type="float">
            <text:p>2652.25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17949" calcext:value-type="float">
            <text:p>8817949</text:p>
          </table:table-cell>
          <table:table-cell office:value-type="float" office:value="2768.0625" calcext:value-type="float">
            <text:p>2768.0625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98146" calcext:value-type="float">
            <text:p>8898146</text:p>
          </table:table-cell>
          <table:table-cell office:value-type="float" office:value="2666.1875" calcext:value-type="float">
            <text:p>2666.1875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12374" calcext:value-type="float">
            <text:p>8712374</text:p>
          </table:table-cell>
          <table:table-cell office:value-type="float" office:value="2650.0625" calcext:value-type="float">
            <text:p>2650.0625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63413" calcext:value-type="float">
            <text:p>8863413</text:p>
          </table:table-cell>
          <table:table-cell office:value-type="float" office:value="2634.5" calcext:value-type="float">
            <text:p>2634.5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53280" calcext:value-type="float">
            <text:p>8853280</text:p>
          </table:table-cell>
          <table:table-cell office:value-type="float" office:value="2685.25" calcext:value-type="float">
            <text:p>2685.25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90252" calcext:value-type="float">
            <text:p>8790252</text:p>
          </table:table-cell>
          <table:table-cell office:value-type="float" office:value="2656.9375" calcext:value-type="float">
            <text:p>2656.9375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76091" calcext:value-type="float">
            <text:p>8776091</text:p>
          </table:table-cell>
          <table:table-cell office:value-type="float" office:value="2716.8125" calcext:value-type="float">
            <text:p>2716.8125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91409" calcext:value-type="float">
            <text:p>9491409</text:p>
          </table:table-cell>
          <table:table-cell office:value-type="float" office:value="2656.6875" calcext:value-type="float">
            <text:p>2656.6875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25141" calcext:value-type="float">
            <text:p>8925141</text:p>
          </table:table-cell>
          <table:table-cell office:value-type="float" office:value="2671.6875" calcext:value-type="float">
            <text:p>2671.6875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77670" calcext:value-type="float">
            <text:p>8777670</text:p>
          </table:table-cell>
          <table:table-cell office:value-type="float" office:value="2674" calcext:value-type="float">
            <text:p>2674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11812" calcext:value-type="float">
            <text:p>8711812</text:p>
          </table:table-cell>
          <table:table-cell office:value-type="float" office:value="2695.25" calcext:value-type="float">
            <text:p>2695.25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812612" calcext:value-type="float">
            <text:p>8812612</text:p>
          </table:table-cell>
          <table:table-cell office:value-type="float" office:value="2740.8125" calcext:value-type="float">
            <text:p>2740.8125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62647" calcext:value-type="float">
            <text:p>8762647</text:p>
          </table:table-cell>
          <table:table-cell office:value-type="float" office:value="2712" calcext:value-type="float">
            <text:p>2712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74910" calcext:value-type="float">
            <text:p>8874910</text:p>
          </table:table-cell>
          <table:table-cell office:value-type="float" office:value="2682.25" calcext:value-type="float">
            <text:p>2682.2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66299" calcext:value-type="float">
            <text:p>8766299</text:p>
          </table:table-cell>
          <table:table-cell office:value-type="float" office:value="2686" calcext:value-type="float">
            <text:p>2686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16266" calcext:value-type="float">
            <text:p>8816266</text:p>
          </table:table-cell>
          <table:table-cell office:value-type="float" office:value="2676" calcext:value-type="float">
            <text:p>2676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15677" calcext:value-type="float">
            <text:p>8715677</text:p>
          </table:table-cell>
          <table:table-cell office:value-type="float" office:value="2674.3125" calcext:value-type="float">
            <text:p>2674.3125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74738" calcext:value-type="float">
            <text:p>8874738</text:p>
          </table:table-cell>
          <table:table-cell office:value-type="float" office:value="2649.4375" calcext:value-type="float">
            <text:p>2649.437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89327" calcext:value-type="float">
            <text:p>8889327</text:p>
          </table:table-cell>
          <table:table-cell office:value-type="float" office:value="2689.375" calcext:value-type="float">
            <text:p>2689.375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50555" calcext:value-type="float">
            <text:p>8850555</text:p>
          </table:table-cell>
          <table:table-cell office:value-type="float" office:value="2704.0625" calcext:value-type="float">
            <text:p>2704.0625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25700" calcext:value-type="float">
            <text:p>8825700</text:p>
          </table:table-cell>
          <table:table-cell office:value-type="float" office:value="2675.6875" calcext:value-type="float">
            <text:p>2675.6875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51493" calcext:value-type="float">
            <text:p>8751493</text:p>
          </table:table-cell>
          <table:table-cell office:value-type="float" office:value="2637.25" calcext:value-type="float">
            <text:p>2637.25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19654" calcext:value-type="float">
            <text:p>8819654</text:p>
          </table:table-cell>
          <table:table-cell office:value-type="float" office:value="2678.0625" calcext:value-type="float">
            <text:p>2678.0625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83808" calcext:value-type="float">
            <text:p>8983808</text:p>
          </table:table-cell>
          <table:table-cell office:value-type="float" office:value="2662.5625" calcext:value-type="float">
            <text:p>2662.5625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82768" calcext:value-type="float">
            <text:p>8882768</text:p>
          </table:table-cell>
          <table:table-cell office:value-type="float" office:value="2699.5" calcext:value-type="float">
            <text:p>2699.5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55349" calcext:value-type="float">
            <text:p>8655349</text:p>
          </table:table-cell>
          <table:table-cell office:value-type="float" office:value="2664.625" calcext:value-type="float">
            <text:p>2664.625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65058" calcext:value-type="float">
            <text:p>8865058</text:p>
          </table:table-cell>
          <table:table-cell office:value-type="float" office:value="2688.25" calcext:value-type="float">
            <text:p>2688.2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28429" calcext:value-type="float">
            <text:p>8728429</text:p>
          </table:table-cell>
          <table:table-cell office:value-type="float" office:value="2707.3125" calcext:value-type="float">
            <text:p>2707.3125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16185" calcext:value-type="float">
            <text:p>8716185</text:p>
          </table:table-cell>
          <table:table-cell office:value-type="float" office:value="2694.4375" calcext:value-type="float">
            <text:p>2694.4375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72831" calcext:value-type="float">
            <text:p>8772831</text:p>
          </table:table-cell>
          <table:table-cell office:value-type="float" office:value="2670.0625" calcext:value-type="float">
            <text:p>2670.0625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57190" calcext:value-type="float">
            <text:p>8857190</text:p>
          </table:table-cell>
          <table:table-cell office:value-type="float" office:value="2713.3125" calcext:value-type="float">
            <text:p>2713.3125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59845" calcext:value-type="float">
            <text:p>8859845</text:p>
          </table:table-cell>
          <table:table-cell office:value-type="float" office:value="2725.9375" calcext:value-type="float">
            <text:p>2725.9375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11313" calcext:value-type="float">
            <text:p>8811313</text:p>
          </table:table-cell>
          <table:table-cell office:value-type="float" office:value="2684.4375" calcext:value-type="float">
            <text:p>2684.4375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848341" calcext:value-type="float">
            <text:p>8848341</text:p>
          </table:table-cell>
          <table:table-cell office:value-type="float" office:value="2670.75" calcext:value-type="float">
            <text:p>2670.75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72282" calcext:value-type="float">
            <text:p>8772282</text:p>
          </table:table-cell>
          <table:table-cell office:value-type="float" office:value="2647.6875" calcext:value-type="float">
            <text:p>2647.6875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81667" calcext:value-type="float">
            <text:p>8681667</text:p>
          </table:table-cell>
          <table:table-cell office:value-type="float" office:value="2655" calcext:value-type="float">
            <text:p>2655</text:p>
          </table:table-cell>
          <table:table-cell office:value-type="float" office:value="0.002767" calcext:value-type="float">
            <text:p>0.0027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65545" calcext:value-type="float">
            <text:p>8965545</text:p>
          </table:table-cell>
          <table:table-cell office:value-type="float" office:value="2676.625" calcext:value-type="float">
            <text:p>2676.62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00755" calcext:value-type="float">
            <text:p>8800755</text:p>
          </table:table-cell>
          <table:table-cell office:value-type="float" office:value="2664.8125" calcext:value-type="float">
            <text:p>2664.8125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72832" calcext:value-type="float">
            <text:p>8872832</text:p>
          </table:table-cell>
          <table:table-cell office:value-type="float" office:value="2627.125" calcext:value-type="float">
            <text:p>2627.125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75059" calcext:value-type="float">
            <text:p>8875059</text:p>
          </table:table-cell>
          <table:table-cell office:value-type="float" office:value="2758.375" calcext:value-type="float">
            <text:p>2758.375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97828" calcext:value-type="float">
            <text:p>8797828</text:p>
          </table:table-cell>
          <table:table-cell office:value-type="float" office:value="2637.4375" calcext:value-type="float">
            <text:p>2637.4375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645844" calcext:value-type="float">
            <text:p>8645844</text:p>
          </table:table-cell>
          <table:table-cell office:value-type="float" office:value="2676.0625" calcext:value-type="float">
            <text:p>2676.0625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18378" calcext:value-type="float">
            <text:p>8818378</text:p>
          </table:table-cell>
          <table:table-cell office:value-type="float" office:value="2685.625" calcext:value-type="float">
            <text:p>2685.625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32245" calcext:value-type="float">
            <text:p>8932245</text:p>
          </table:table-cell>
          <table:table-cell office:value-type="float" office:value="2693.75" calcext:value-type="float">
            <text:p>2693.75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64109" calcext:value-type="float">
            <text:p>8764109</text:p>
          </table:table-cell>
          <table:table-cell office:value-type="float" office:value="2705.6875" calcext:value-type="float">
            <text:p>2705.687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06469" calcext:value-type="float">
            <text:p>8706469</text:p>
          </table:table-cell>
          <table:table-cell office:value-type="float" office:value="2681.6875" calcext:value-type="float">
            <text:p>2681.687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21765" calcext:value-type="float">
            <text:p>8821765</text:p>
          </table:table-cell>
          <table:table-cell office:value-type="float" office:value="2712.6875" calcext:value-type="float">
            <text:p>2712.6875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28523" calcext:value-type="float">
            <text:p>8728523</text:p>
          </table:table-cell>
          <table:table-cell office:value-type="float" office:value="2630.8125" calcext:value-type="float">
            <text:p>2630.8125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29500" calcext:value-type="float">
            <text:p>8729500</text:p>
          </table:table-cell>
          <table:table-cell office:value-type="float" office:value="2647.5625" calcext:value-type="float">
            <text:p>2647.5625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02453" calcext:value-type="float">
            <text:p>8802453</text:p>
          </table:table-cell>
          <table:table-cell office:value-type="float" office:value="2662.75" calcext:value-type="float">
            <text:p>2662.75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59507" calcext:value-type="float">
            <text:p>8859507</text:p>
          </table:table-cell>
          <table:table-cell office:value-type="float" office:value="2644.3125" calcext:value-type="float">
            <text:p>2644.3125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47464" calcext:value-type="float">
            <text:p>8847464</text:p>
          </table:table-cell>
          <table:table-cell office:value-type="float" office:value="2686" calcext:value-type="float">
            <text:p>2686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54705" calcext:value-type="float">
            <text:p>8954705</text:p>
          </table:table-cell>
          <table:table-cell office:value-type="float" office:value="2642.75" calcext:value-type="float">
            <text:p>2642.7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82459" calcext:value-type="float">
            <text:p>8782459</text:p>
          </table:table-cell>
          <table:table-cell office:value-type="float" office:value="2679.25" calcext:value-type="float">
            <text:p>2679.2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84293" calcext:value-type="float">
            <text:p>8784293</text:p>
          </table:table-cell>
          <table:table-cell office:value-type="float" office:value="2661.875" calcext:value-type="float">
            <text:p>2661.875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50382" calcext:value-type="float">
            <text:p>8750382</text:p>
          </table:table-cell>
          <table:table-cell office:value-type="float" office:value="2713.25" calcext:value-type="float">
            <text:p>2713.25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68198" calcext:value-type="float">
            <text:p>8868198</text:p>
          </table:table-cell>
          <table:table-cell office:value-type="float" office:value="2683.3125" calcext:value-type="float">
            <text:p>2683.3125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23994" calcext:value-type="float">
            <text:p>8823994</text:p>
          </table:table-cell>
          <table:table-cell office:value-type="float" office:value="2712.4375" calcext:value-type="float">
            <text:p>2712.4375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64104" calcext:value-type="float">
            <text:p>8964104</text:p>
          </table:table-cell>
          <table:table-cell office:value-type="float" office:value="2644.125" calcext:value-type="float">
            <text:p>2644.125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46799" calcext:value-type="float">
            <text:p>8846799</text:p>
          </table:table-cell>
          <table:table-cell office:value-type="float" office:value="2635.6875" calcext:value-type="float">
            <text:p>2635.687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53891" calcext:value-type="float">
            <text:p>8853891</text:p>
          </table:table-cell>
          <table:table-cell office:value-type="float" office:value="2677.8125" calcext:value-type="float">
            <text:p>2677.8125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84904" calcext:value-type="float">
            <text:p>9284904</text:p>
          </table:table-cell>
          <table:table-cell office:value-type="float" office:value="2650" calcext:value-type="float">
            <text:p>2650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81998" calcext:value-type="float">
            <text:p>8981998</text:p>
          </table:table-cell>
          <table:table-cell office:value-type="float" office:value="2662.3125" calcext:value-type="float">
            <text:p>2662.3125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89372" calcext:value-type="float">
            <text:p>8789372</text:p>
          </table:table-cell>
          <table:table-cell office:value-type="float" office:value="2690.8125" calcext:value-type="float">
            <text:p>2690.8125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99748" calcext:value-type="float">
            <text:p>8899748</text:p>
          </table:table-cell>
          <table:table-cell office:value-type="float" office:value="2699.5625" calcext:value-type="float">
            <text:p>2699.562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05887" calcext:value-type="float">
            <text:p>8705887</text:p>
          </table:table-cell>
          <table:table-cell office:value-type="float" office:value="2689.5" calcext:value-type="float">
            <text:p>2689.5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80491" calcext:value-type="float">
            <text:p>8780491</text:p>
          </table:table-cell>
          <table:table-cell office:value-type="float" office:value="2670.6875" calcext:value-type="float">
            <text:p>2670.6875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75660" calcext:value-type="float">
            <text:p>8875660</text:p>
          </table:table-cell>
          <table:table-cell office:value-type="float" office:value="2714.1875" calcext:value-type="float">
            <text:p>2714.1875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23286" calcext:value-type="float">
            <text:p>8723286</text:p>
          </table:table-cell>
          <table:table-cell office:value-type="float" office:value="2600" calcext:value-type="float">
            <text:p>2600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0682" calcext:value-type="float">
            <text:p>8780682</text:p>
          </table:table-cell>
          <table:table-cell office:value-type="float" office:value="2688.8125" calcext:value-type="float">
            <text:p>2688.8125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23217" calcext:value-type="float">
            <text:p>8923217</text:p>
          </table:table-cell>
          <table:table-cell office:value-type="float" office:value="2698" calcext:value-type="float">
            <text:p>2698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4296" calcext:value-type="float">
            <text:p>9004296</text:p>
          </table:table-cell>
          <table:table-cell office:value-type="float" office:value="2780.8125" calcext:value-type="float">
            <text:p>2780.8125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49812" calcext:value-type="float">
            <text:p>8949812</text:p>
          </table:table-cell>
          <table:table-cell office:value-type="float" office:value="2698.875" calcext:value-type="float">
            <text:p>2698.875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30381" calcext:value-type="float">
            <text:p>8730381</text:p>
          </table:table-cell>
          <table:table-cell office:value-type="float" office:value="2664.8125" calcext:value-type="float">
            <text:p>2664.8125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52849" calcext:value-type="float">
            <text:p>8752849</text:p>
          </table:table-cell>
          <table:table-cell office:value-type="float" office:value="2658.6875" calcext:value-type="float">
            <text:p>2658.6875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49947" calcext:value-type="float">
            <text:p>8749947</text:p>
          </table:table-cell>
          <table:table-cell office:value-type="float" office:value="2670.4375" calcext:value-type="float">
            <text:p>2670.4375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09833" calcext:value-type="float">
            <text:p>8909833</text:p>
          </table:table-cell>
          <table:table-cell office:value-type="float" office:value="2702.875" calcext:value-type="float">
            <text:p>2702.875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33321" calcext:value-type="float">
            <text:p>9333321</text:p>
          </table:table-cell>
          <table:table-cell office:value-type="float" office:value="2639.8125" calcext:value-type="float">
            <text:p>2639.8125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39082" calcext:value-type="float">
            <text:p>8639082</text:p>
          </table:table-cell>
          <table:table-cell office:value-type="float" office:value="2759.75" calcext:value-type="float">
            <text:p>2759.75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84590" calcext:value-type="float">
            <text:p>8884590</text:p>
          </table:table-cell>
          <table:table-cell office:value-type="float" office:value="2659.0625" calcext:value-type="float">
            <text:p>2659.0625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74128" calcext:value-type="float">
            <text:p>8774128</text:p>
          </table:table-cell>
          <table:table-cell office:value-type="float" office:value="2656.5625" calcext:value-type="float">
            <text:p>2656.5625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23670" calcext:value-type="float">
            <text:p>8823670</text:p>
          </table:table-cell>
          <table:table-cell office:value-type="float" office:value="2786.0625" calcext:value-type="float">
            <text:p>2786.0625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97976" calcext:value-type="float">
            <text:p>8797976</text:p>
          </table:table-cell>
          <table:table-cell office:value-type="float" office:value="3439.3125" calcext:value-type="float">
            <text:p>3439.3125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23338" calcext:value-type="float">
            <text:p>8723338</text:p>
          </table:table-cell>
          <table:table-cell office:value-type="float" office:value="2707.9375" calcext:value-type="float">
            <text:p>2707.9375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71095" calcext:value-type="float">
            <text:p>8871095</text:p>
          </table:table-cell>
          <table:table-cell office:value-type="float" office:value="2899" calcext:value-type="float">
            <text:p>2899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15783" calcext:value-type="float">
            <text:p>8915783</text:p>
          </table:table-cell>
          <table:table-cell office:value-type="float" office:value="2703.125" calcext:value-type="float">
            <text:p>2703.125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54134" calcext:value-type="float">
            <text:p>9054134</text:p>
          </table:table-cell>
          <table:table-cell office:value-type="float" office:value="2662.25" calcext:value-type="float">
            <text:p>2662.25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20206" calcext:value-type="float">
            <text:p>8820206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11733" calcext:value-type="float">
            <text:p>9011733</text:p>
          </table:table-cell>
          <table:table-cell office:value-type="float" office:value="2648.875" calcext:value-type="float">
            <text:p>2648.875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88158" calcext:value-type="float">
            <text:p>8788158</text:p>
          </table:table-cell>
          <table:table-cell office:value-type="float" office:value="2664.375" calcext:value-type="float">
            <text:p>2664.375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26189" calcext:value-type="float">
            <text:p>9226189</text:p>
          </table:table-cell>
          <table:table-cell office:value-type="float" office:value="2923.6875" calcext:value-type="float">
            <text:p>2923.687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76188" calcext:value-type="float">
            <text:p>8676188</text:p>
          </table:table-cell>
          <table:table-cell office:value-type="float" office:value="2621.625" calcext:value-type="float">
            <text:p>2621.625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84642" calcext:value-type="float">
            <text:p>8784642</text:p>
          </table:table-cell>
          <table:table-cell office:value-type="float" office:value="2679.8125" calcext:value-type="float">
            <text:p>2679.8125</text:p>
          </table:table-cell>
          <table:table-cell office:value-type="float" office:value="0.002742" calcext:value-type="float">
            <text:p>0.0027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47564" calcext:value-type="float">
            <text:p>8747564</text:p>
          </table:table-cell>
          <table:table-cell office:value-type="float" office:value="2691.8125" calcext:value-type="float">
            <text:p>2691.8125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59022" calcext:value-type="float">
            <text:p>8759022</text:p>
          </table:table-cell>
          <table:table-cell office:value-type="float" office:value="2681.375" calcext:value-type="float">
            <text:p>2681.375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53193" calcext:value-type="float">
            <text:p>8853193</text:p>
          </table:table-cell>
          <table:table-cell office:value-type="float" office:value="2646.625" calcext:value-type="float">
            <text:p>2646.62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07996" calcext:value-type="float">
            <text:p>9007996</text:p>
          </table:table-cell>
          <table:table-cell office:value-type="float" office:value="2704.3125" calcext:value-type="float">
            <text:p>2704.3125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36429" calcext:value-type="float">
            <text:p>8736429</text:p>
          </table:table-cell>
          <table:table-cell office:value-type="float" office:value="2634.25" calcext:value-type="float">
            <text:p>2634.2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28694" calcext:value-type="float">
            <text:p>8828694</text:p>
          </table:table-cell>
          <table:table-cell office:value-type="float" office:value="2671.5" calcext:value-type="float">
            <text:p>2671.5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97482" calcext:value-type="float">
            <text:p>8997482</text:p>
          </table:table-cell>
          <table:table-cell office:value-type="float" office:value="2684.4375" calcext:value-type="float">
            <text:p>2684.4375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24362" calcext:value-type="float">
            <text:p>8724362</text:p>
          </table:table-cell>
          <table:table-cell office:value-type="float" office:value="2688.5625" calcext:value-type="float">
            <text:p>2688.562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59804" calcext:value-type="float">
            <text:p>8859804</text:p>
          </table:table-cell>
          <table:table-cell office:value-type="float" office:value="2659.75" calcext:value-type="float">
            <text:p>2659.75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89486" calcext:value-type="float">
            <text:p>9189486</text:p>
          </table:table-cell>
          <table:table-cell office:value-type="float" office:value="2670.4375" calcext:value-type="float">
            <text:p>2670.4375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38782" calcext:value-type="float">
            <text:p>8638782</text:p>
          </table:table-cell>
          <table:table-cell office:value-type="float" office:value="2699.8125" calcext:value-type="float">
            <text:p>2699.8125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31114" calcext:value-type="float">
            <text:p>9031114</text:p>
          </table:table-cell>
          <table:table-cell office:value-type="float" office:value="2667.625" calcext:value-type="float">
            <text:p>2667.625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93866" calcext:value-type="float">
            <text:p>9593866</text:p>
          </table:table-cell>
          <table:table-cell office:value-type="float" office:value="2637.875" calcext:value-type="float">
            <text:p>2637.875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71214" calcext:value-type="float">
            <text:p>8771214</text:p>
          </table:table-cell>
          <table:table-cell office:value-type="float" office:value="2662.375" calcext:value-type="float">
            <text:p>2662.375</text:p>
          </table:table-cell>
          <table:table-cell office:value-type="float" office:value="0.002648" calcext:value-type="float">
            <text:p>0.0026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59330" calcext:value-type="float">
            <text:p>9259330</text:p>
          </table:table-cell>
          <table:table-cell office:value-type="float" office:value="2692.875" calcext:value-type="float">
            <text:p>2692.875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59000" calcext:value-type="float">
            <text:p>8759000</text:p>
          </table:table-cell>
          <table:table-cell office:value-type="float" office:value="2707.5625" calcext:value-type="float">
            <text:p>2707.5625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55009" calcext:value-type="float">
            <text:p>8955009</text:p>
          </table:table-cell>
          <table:table-cell office:value-type="float" office:value="2705.25" calcext:value-type="float">
            <text:p>2705.25</text:p>
          </table:table-cell>
          <table:table-cell office:value-type="float" office:value="0.002684" calcext:value-type="float">
            <text:p>0.0026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15529" calcext:value-type="float">
            <text:p>8915529</text:p>
          </table:table-cell>
          <table:table-cell office:value-type="float" office:value="2784.875" calcext:value-type="float">
            <text:p>2784.875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14950" calcext:value-type="float">
            <text:p>8714950</text:p>
          </table:table-cell>
          <table:table-cell office:value-type="float" office:value="2655.25" calcext:value-type="float">
            <text:p>2655.25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10854" calcext:value-type="float">
            <text:p>8810854</text:p>
          </table:table-cell>
          <table:table-cell office:value-type="float" office:value="2699.5625" calcext:value-type="float">
            <text:p>2699.562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43802" calcext:value-type="float">
            <text:p>8943802</text:p>
          </table:table-cell>
          <table:table-cell office:value-type="float" office:value="2698.125" calcext:value-type="float">
            <text:p>2698.125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81682" calcext:value-type="float">
            <text:p>8981682</text:p>
          </table:table-cell>
          <table:table-cell office:value-type="float" office:value="2709" calcext:value-type="float">
            <text:p>2709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72168" calcext:value-type="float">
            <text:p>8872168</text:p>
          </table:table-cell>
          <table:table-cell office:value-type="float" office:value="2627.5" calcext:value-type="float">
            <text:p>2627.5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44573" calcext:value-type="float">
            <text:p>8744573</text:p>
          </table:table-cell>
          <table:table-cell office:value-type="float" office:value="2655.25" calcext:value-type="float">
            <text:p>2655.25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26235" calcext:value-type="float">
            <text:p>9026235</text:p>
          </table:table-cell>
          <table:table-cell office:value-type="float" office:value="2700.125" calcext:value-type="float">
            <text:p>2700.125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70947" calcext:value-type="float">
            <text:p>8670947</text:p>
          </table:table-cell>
          <table:table-cell office:value-type="float" office:value="2643" calcext:value-type="float">
            <text:p>2643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57324" calcext:value-type="float">
            <text:p>8657324</text:p>
          </table:table-cell>
          <table:table-cell office:value-type="float" office:value="2669.875" calcext:value-type="float">
            <text:p>2669.875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87974" calcext:value-type="float">
            <text:p>8787974</text:p>
          </table:table-cell>
          <table:table-cell office:value-type="float" office:value="2688.4375" calcext:value-type="float">
            <text:p>2688.4375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31663" calcext:value-type="float">
            <text:p>9231663</text:p>
          </table:table-cell>
          <table:table-cell office:value-type="float" office:value="2828.375" calcext:value-type="float">
            <text:p>2828.375</text:p>
          </table:table-cell>
          <table:table-cell office:value-type="float" office:value="0.002722" calcext:value-type="float">
            <text:p>0.0027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38727" calcext:value-type="float">
            <text:p>8738727</text:p>
          </table:table-cell>
          <table:table-cell office:value-type="float" office:value="2709.6875" calcext:value-type="float">
            <text:p>2709.6875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87261" calcext:value-type="float">
            <text:p>8887261</text:p>
          </table:table-cell>
          <table:table-cell office:value-type="float" office:value="2651.4375" calcext:value-type="float">
            <text:p>2651.4375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40468" calcext:value-type="float">
            <text:p>8640468</text:p>
          </table:table-cell>
          <table:table-cell office:value-type="float" office:value="2704.1875" calcext:value-type="float">
            <text:p>2704.1875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79870" calcext:value-type="float">
            <text:p>8879870</text:p>
          </table:table-cell>
          <table:table-cell office:value-type="float" office:value="2710.25" calcext:value-type="float">
            <text:p>2710.25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06410" calcext:value-type="float">
            <text:p>8906410</text:p>
          </table:table-cell>
          <table:table-cell office:value-type="float" office:value="2659.875" calcext:value-type="float">
            <text:p>2659.875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15887" calcext:value-type="float">
            <text:p>9015887</text:p>
          </table:table-cell>
          <table:table-cell office:value-type="float" office:value="2723.4375" calcext:value-type="float">
            <text:p>2723.4375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83508" calcext:value-type="float">
            <text:p>8883508</text:p>
          </table:table-cell>
          <table:table-cell office:value-type="float" office:value="2674.1875" calcext:value-type="float">
            <text:p>2674.1875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06509" calcext:value-type="float">
            <text:p>8806509</text:p>
          </table:table-cell>
          <table:table-cell office:value-type="float" office:value="2672.9375" calcext:value-type="float">
            <text:p>2672.9375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86523" calcext:value-type="float">
            <text:p>8886523</text:p>
          </table:table-cell>
          <table:table-cell office:value-type="float" office:value="2888.6875" calcext:value-type="float">
            <text:p>2888.6875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83298" calcext:value-type="float">
            <text:p>8883298</text:p>
          </table:table-cell>
          <table:table-cell office:value-type="float" office:value="2661.5" calcext:value-type="float">
            <text:p>2661.5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52549" calcext:value-type="float">
            <text:p>8952549</text:p>
          </table:table-cell>
          <table:table-cell office:value-type="float" office:value="2697.875" calcext:value-type="float">
            <text:p>2697.875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872305" calcext:value-type="float">
            <text:p>8872305</text:p>
          </table:table-cell>
          <table:table-cell office:value-type="float" office:value="2712.4375" calcext:value-type="float">
            <text:p>2712.4375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67243" calcext:value-type="float">
            <text:p>8667243</text:p>
          </table:table-cell>
          <table:table-cell office:value-type="float" office:value="2684.8125" calcext:value-type="float">
            <text:p>2684.8125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43726" calcext:value-type="float">
            <text:p>8743726</text:p>
          </table:table-cell>
          <table:table-cell office:value-type="float" office:value="2646.5625" calcext:value-type="float">
            <text:p>2646.5625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74808" calcext:value-type="float">
            <text:p>8874808</text:p>
          </table:table-cell>
          <table:table-cell office:value-type="float" office:value="2738.1875" calcext:value-type="float">
            <text:p>2738.1875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07499" calcext:value-type="float">
            <text:p>9007499</text:p>
          </table:table-cell>
          <table:table-cell office:value-type="float" office:value="2652.25" calcext:value-type="float">
            <text:p>2652.25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79004" calcext:value-type="float">
            <text:p>9479004</text:p>
          </table:table-cell>
          <table:table-cell office:value-type="float" office:value="2662.3125" calcext:value-type="float">
            <text:p>2662.3125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27504" calcext:value-type="float">
            <text:p>8927504</text:p>
          </table:table-cell>
          <table:table-cell office:value-type="float" office:value="2689" calcext:value-type="float">
            <text:p>2689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76805" calcext:value-type="float">
            <text:p>8776805</text:p>
          </table:table-cell>
          <table:table-cell office:value-type="float" office:value="2670.25" calcext:value-type="float">
            <text:p>2670.25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15373" calcext:value-type="float">
            <text:p>9115373</text:p>
          </table:table-cell>
          <table:table-cell office:value-type="float" office:value="2680.6875" calcext:value-type="float">
            <text:p>2680.6875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07079" calcext:value-type="float">
            <text:p>9507079</text:p>
          </table:table-cell>
          <table:table-cell office:value-type="float" office:value="2713" calcext:value-type="float">
            <text:p>2713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120860" calcext:value-type="float">
            <text:p>9120860</text:p>
          </table:table-cell>
          <table:table-cell office:value-type="float" office:value="2800.625" calcext:value-type="float">
            <text:p>2800.625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13614" calcext:value-type="float">
            <text:p>8913614</text:p>
          </table:table-cell>
          <table:table-cell office:value-type="float" office:value="2741.625" calcext:value-type="float">
            <text:p>2741.625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25284" calcext:value-type="float">
            <text:p>9125284</text:p>
          </table:table-cell>
          <table:table-cell office:value-type="float" office:value="2683.5" calcext:value-type="float">
            <text:p>2683.5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46436" calcext:value-type="float">
            <text:p>8746436</text:p>
          </table:table-cell>
          <table:table-cell office:value-type="float" office:value="2641.8125" calcext:value-type="float">
            <text:p>2641.8125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41374" calcext:value-type="float">
            <text:p>8941374</text:p>
          </table:table-cell>
          <table:table-cell office:value-type="float" office:value="2751.875" calcext:value-type="float">
            <text:p>2751.875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50730" calcext:value-type="float">
            <text:p>8750730</text:p>
          </table:table-cell>
          <table:table-cell office:value-type="float" office:value="2716.4375" calcext:value-type="float">
            <text:p>2716.4375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12124" calcext:value-type="float">
            <text:p>8812124</text:p>
          </table:table-cell>
          <table:table-cell office:value-type="float" office:value="2632.375" calcext:value-type="float">
            <text:p>2632.375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95219" calcext:value-type="float">
            <text:p>8995219</text:p>
          </table:table-cell>
          <table:table-cell office:value-type="float" office:value="2722.0625" calcext:value-type="float">
            <text:p>2722.062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72190" calcext:value-type="float">
            <text:p>8972190</text:p>
          </table:table-cell>
          <table:table-cell office:value-type="float" office:value="2635.6875" calcext:value-type="float">
            <text:p>2635.6875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849860" calcext:value-type="float">
            <text:p>8849860</text:p>
          </table:table-cell>
          <table:table-cell office:value-type="float" office:value="2633.3125" calcext:value-type="float">
            <text:p>2633.3125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57043" calcext:value-type="float">
            <text:p>8757043</text:p>
          </table:table-cell>
          <table:table-cell office:value-type="float" office:value="2644.0625" calcext:value-type="float">
            <text:p>2644.062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30974" calcext:value-type="float">
            <text:p>9030974</text:p>
          </table:table-cell>
          <table:table-cell office:value-type="float" office:value="2713.625" calcext:value-type="float">
            <text:p>2713.625</text:p>
          </table:table-cell>
          <table:table-cell office:value-type="float" office:value="0.002729" calcext:value-type="float">
            <text:p>0.0027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92444" calcext:value-type="float">
            <text:p>9092444</text:p>
          </table:table-cell>
          <table:table-cell office:value-type="float" office:value="2700.4375" calcext:value-type="float">
            <text:p>2700.4375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70019" calcext:value-type="float">
            <text:p>8770019</text:p>
          </table:table-cell>
          <table:table-cell office:value-type="float" office:value="2664.3125" calcext:value-type="float">
            <text:p>2664.3125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38823" calcext:value-type="float">
            <text:p>8738823</text:p>
          </table:table-cell>
          <table:table-cell office:value-type="float" office:value="2651.375" calcext:value-type="float">
            <text:p>2651.375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79606" calcext:value-type="float">
            <text:p>8879606</text:p>
          </table:table-cell>
          <table:table-cell office:value-type="float" office:value="2674.5" calcext:value-type="float">
            <text:p>2674.5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50410" calcext:value-type="float">
            <text:p>9050410</text:p>
          </table:table-cell>
          <table:table-cell office:value-type="float" office:value="2759.6875" calcext:value-type="float">
            <text:p>2759.6875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40624" calcext:value-type="float">
            <text:p>8940624</text:p>
          </table:table-cell>
          <table:table-cell office:value-type="float" office:value="2710.5625" calcext:value-type="float">
            <text:p>2710.5625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98763" calcext:value-type="float">
            <text:p>8698763</text:p>
          </table:table-cell>
          <table:table-cell office:value-type="float" office:value="2653.25" calcext:value-type="float">
            <text:p>2653.2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36394" calcext:value-type="float">
            <text:p>8736394</text:p>
          </table:table-cell>
          <table:table-cell office:value-type="float" office:value="2722.4375" calcext:value-type="float">
            <text:p>2722.4375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66947" calcext:value-type="float">
            <text:p>8866947</text:p>
          </table:table-cell>
          <table:table-cell office:value-type="float" office:value="2668.8125" calcext:value-type="float">
            <text:p>2668.8125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96243" calcext:value-type="float">
            <text:p>8896243</text:p>
          </table:table-cell>
          <table:table-cell office:value-type="float" office:value="2759.6875" calcext:value-type="float">
            <text:p>2759.687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78376" calcext:value-type="float">
            <text:p>8778376</text:p>
          </table:table-cell>
          <table:table-cell office:value-type="float" office:value="2654.75" calcext:value-type="float">
            <text:p>2654.75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25487" calcext:value-type="float">
            <text:p>8725487</text:p>
          </table:table-cell>
          <table:table-cell office:value-type="float" office:value="2682.3125" calcext:value-type="float">
            <text:p>2682.3125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70493" calcext:value-type="float">
            <text:p>8970493</text:p>
          </table:table-cell>
          <table:table-cell office:value-type="float" office:value="2724.4375" calcext:value-type="float">
            <text:p>2724.4375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374.97pt" svg:height="214.58pt" svg:x="143.57pt" svg:y="262.09pt">
            <loext:p draw:notify-on-update-of-ranges="Sheet2.A2:Sheet2.A16 Sheet2.B2:Sheet2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n^3</text:p>
          </table:table-cell>
          <table:table-cell office:value-type="string" calcext:value-type="string">
            <text:p>Runtime [cycles]</text:p>
          </table:table-cell>
          <table:table-cell office:value-type="string" calcext:value-type="string">
            <text:p>Performance [flops/cycle]</text:p>
          </table:table-cell>
          <table:table-cell office:value-type="string" calcext:value-type="string">
            <text:p>Percentage of peak performance [%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77502" calcext:value-type="float">
            <text:p>8677502</text:p>
          </table:table-cell>
          <table:table-cell office:value-type="float" office:value="2618.5" calcext:value-type="float">
            <text:p>2618.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" calcext:value-type="float">
            <text:p>0</text:p>
          </table:table-cell>
          <table:table-cell table:formula="of:=2*([.A2]^3)" office:value-type="float" office:value="2000000" calcext:value-type="float">
            <text:p>2000000</text:p>
          </table:table-cell>
          <table:table-cell table:formula="of:=[.B2]" office:value-type="float" office:value="8677502" calcext:value-type="float">
            <text:p>8677502</text:p>
          </table:table-cell>
          <table:table-cell table:formula="of:=[.F2]/[.G2]" office:value-type="float" office:value="0.230481076235995" calcext:value-type="float">
            <text:p>0.2304810762</text:p>
          </table:table-cell>
          <table:table-cell table:formula="of:=[.H2]/64" office:value-type="float" office:value="0.00360126681618742" calcext:value-type="float">
            <text:p>0.00360126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158537" calcext:value-type="float">
            <text:p>77158537</text:p>
          </table:table-cell>
          <table:table-cell office:value-type="float" office:value="22816" calcext:value-type="float">
            <text:p>22816</text:p>
          </table:table-cell>
          <table:table-cell office:value-type="float" office:value="0.022686" calcext:value-type="float">
            <text:p>0.022686</text:p>
          </table:table-cell>
          <table:table-cell office:value-type="float" office:value="0" calcext:value-type="float">
            <text:p>0</text:p>
          </table:table-cell>
          <table:table-cell table:formula="of:=2*([.A3]^3)" office:value-type="float" office:value="16000000" calcext:value-type="float">
            <text:p>16000000</text:p>
          </table:table-cell>
          <table:table-cell table:formula="of:=[.B3]" office:value-type="float" office:value="77158537" calcext:value-type="float">
            <text:p>77158537</text:p>
          </table:table-cell>
          <table:table-cell table:formula="of:=[.F3]/[.G3]" office:value-type="float" office:value="0.207365258882501" calcext:value-type="float">
            <text:p>0.2073652589</text:p>
          </table:table-cell>
          <table:table-cell table:formula="of:=[.H3]/64" office:value-type="float" office:value="0.00324008217003907" calcext:value-type="float">
            <text:p>0.00324008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287865" calcext:value-type="float">
            <text:p>271287865</text:p>
          </table:table-cell>
          <table:table-cell office:value-type="float" office:value="83059" calcext:value-type="float">
            <text:p>83059</text:p>
          </table:table-cell>
          <table:table-cell office:value-type="float" office:value="0.084847" calcext:value-type="float">
            <text:p>0.084847</text:p>
          </table:table-cell>
          <table:table-cell office:value-type="float" office:value="0" calcext:value-type="float">
            <text:p>0</text:p>
          </table:table-cell>
          <table:table-cell table:formula="of:=2*([.A4]^3)" office:value-type="float" office:value="54000000" calcext:value-type="float">
            <text:p>54000000</text:p>
          </table:table-cell>
          <table:table-cell table:formula="of:=[.B4]" office:value-type="float" office:value="271287865" calcext:value-type="float">
            <text:p>271287865</text:p>
          </table:table-cell>
          <table:table-cell table:formula="of:=[.F4]/[.G4]" office:value-type="float" office:value="0.199050554657135" calcext:value-type="float">
            <text:p>0.1990505547</text:p>
          </table:table-cell>
          <table:table-cell table:formula="of:=[.H4]/64" office:value-type="float" office:value="0.00311016491651774" calcext:value-type="float">
            <text:p>0.00311016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3325409" calcext:value-type="float">
            <text:p>693325409</text:p>
          </table:table-cell>
          <table:table-cell office:value-type="float" office:value="207920" calcext:value-type="float">
            <text:p>207920</text:p>
          </table:table-cell>
          <table:table-cell office:value-type="float" office:value="0.212749" calcext:value-type="float">
            <text:p>0.212749</text:p>
          </table:table-cell>
          <table:table-cell office:value-type="float" office:value="0" calcext:value-type="float">
            <text:p>0</text:p>
          </table:table-cell>
          <table:table-cell table:formula="of:=2*([.A5]^3)" office:value-type="float" office:value="128000000" calcext:value-type="float">
            <text:p>128000000</text:p>
          </table:table-cell>
          <table:table-cell table:formula="of:=[.B5]" office:value-type="float" office:value="693325409" calcext:value-type="float">
            <text:p>693325409</text:p>
          </table:table-cell>
          <table:table-cell table:formula="of:=[.F5]/[.G5]" office:value-type="float" office:value="0.184617494669087" calcext:value-type="float">
            <text:p>0.1846174947</text:p>
          </table:table-cell>
          <table:table-cell table:formula="of:=[.H5]/64" office:value-type="float" office:value="0.00288464835420448" calcext:value-type="float">
            <text:p>0.00288464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67316595" calcext:value-type="float">
            <text:p>1467316595</text:p>
          </table:table-cell>
          <table:table-cell office:value-type="float" office:value="457248" calcext:value-type="float">
            <text:p>457248</text:p>
          </table:table-cell>
          <table:table-cell office:value-type="float" office:value="0.443782" calcext:value-type="float">
            <text:p>0.443782</text:p>
          </table:table-cell>
          <table:table-cell office:value-type="float" office:value="0" calcext:value-type="float">
            <text:p>0</text:p>
          </table:table-cell>
          <table:table-cell table:formula="of:=2*([.A6]^3)" office:value-type="float" office:value="250000000" calcext:value-type="float">
            <text:p>250000000</text:p>
          </table:table-cell>
          <table:table-cell table:formula="of:=[.B6]" office:value-type="float" office:value="1467316595" calcext:value-type="float">
            <text:p>1467316595</text:p>
          </table:table-cell>
          <table:table-cell table:formula="of:=[.F6]/[.G6]" office:value-type="float" office:value="0.170379044884993" calcext:value-type="float">
            <text:p>0.1703790449</text:p>
          </table:table-cell>
          <table:table-cell table:formula="of:=[.H6]/64" office:value-type="float" office:value="0.00266217257632801" calcext:value-type="float">
            <text:p>0.00266217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08507271" calcext:value-type="float">
            <text:p>2508507271</text:p>
          </table:table-cell>
          <table:table-cell office:value-type="float" office:value="804898" calcext:value-type="float">
            <text:p>804898</text:p>
          </table:table-cell>
          <table:table-cell office:value-type="float" office:value="0.812863" calcext:value-type="float">
            <text:p>0.812863</text:p>
          </table:table-cell>
          <table:table-cell office:value-type="float" office:value="0" calcext:value-type="float">
            <text:p>0</text:p>
          </table:table-cell>
          <table:table-cell table:formula="of:=2*([.A7]^3)" office:value-type="float" office:value="432000000" calcext:value-type="float">
            <text:p>432000000</text:p>
          </table:table-cell>
          <table:table-cell table:formula="of:=[.B7]" office:value-type="float" office:value="2508507271" calcext:value-type="float">
            <text:p>2508507271</text:p>
          </table:table-cell>
          <table:table-cell table:formula="of:=[.F7]/[.G7]" office:value-type="float" office:value="0.172213971629345" calcext:value-type="float">
            <text:p>0.1722139716</text:p>
          </table:table-cell>
          <table:table-cell table:formula="of:=[.H7]/64" office:value-type="float" office:value="0.00269084330670852" calcext:value-type="float">
            <text:p>0.00269084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37305450" calcext:value-type="float">
            <text:p>4237305450</text:p>
          </table:table-cell>
          <table:table-cell office:value-type="float" office:value="1351944" calcext:value-type="float">
            <text:p>1351944</text:p>
          </table:table-cell>
          <table:table-cell office:value-type="float" office:value="1.330708" calcext:value-type="float">
            <text:p>1.330708</text:p>
          </table:table-cell>
          <table:table-cell office:value-type="float" office:value="0" calcext:value-type="float">
            <text:p>0</text:p>
          </table:table-cell>
          <table:table-cell table:formula="of:=2*([.A8]^3)" office:value-type="float" office:value="686000000" calcext:value-type="float">
            <text:p>686000000</text:p>
          </table:table-cell>
          <table:table-cell table:formula="of:=[.B8]" office:value-type="float" office:value="4237305450" calcext:value-type="float">
            <text:p>4237305450</text:p>
          </table:table-cell>
          <table:table-cell table:formula="of:=[.F8]/[.G8]" office:value-type="float" office:value="0.161895338463268" calcext:value-type="float">
            <text:p>0.1618953385</text:p>
          </table:table-cell>
          <table:table-cell table:formula="of:=[.H8]/64" office:value-type="float" office:value="0.00252961466348856" calcext:value-type="float">
            <text:p>0.00252961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0201071" calcext:value-type="float">
            <text:p>8160201071</text:p>
          </table:table-cell>
          <table:table-cell office:value-type="float" office:value="2485083" calcext:value-type="float">
            <text:p>2485083</text:p>
          </table:table-cell>
          <table:table-cell office:value-type="float" office:value="2.696418" calcext:value-type="float">
            <text:p>2.696418</text:p>
          </table:table-cell>
          <table:table-cell office:value-type="float" office:value="0" calcext:value-type="float">
            <text:p>0</text:p>
          </table:table-cell>
          <table:table-cell table:formula="of:=2*([.A9]^3)" office:value-type="float" office:value="1024000000" calcext:value-type="float">
            <text:p>1024000000</text:p>
          </table:table-cell>
          <table:table-cell table:formula="of:=[.B9]" office:value-type="float" office:value="8160201071" calcext:value-type="float">
            <text:p>8160201071</text:p>
          </table:table-cell>
          <table:table-cell table:formula="of:=[.F9]/[.G9]" office:value-type="float" office:value="0.125487103943937" calcext:value-type="float">
            <text:p>0.1254871039</text:p>
          </table:table-cell>
          <table:table-cell table:formula="of:=[.H9]/64" office:value-type="float" office:value="0.00196073599912401" calcext:value-type="float">
            <text:p>0.0019607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125770730" calcext:value-type="float">
            <text:p>15125770730</text:p>
          </table:table-cell>
          <table:table-cell office:value-type="float" office:value="5345116" calcext:value-type="float">
            <text:p>5345116</text:p>
          </table:table-cell>
          <table:table-cell office:value-type="float" office:value="4.954845" calcext:value-type="float">
            <text:p>4.954845</text:p>
          </table:table-cell>
          <table:table-cell office:value-type="float" office:value="0" calcext:value-type="float">
            <text:p>0</text:p>
          </table:table-cell>
          <table:table-cell table:formula="of:=2*([.A10]^3)" office:value-type="float" office:value="1458000000" calcext:value-type="float">
            <text:p>1458000000</text:p>
          </table:table-cell>
          <table:table-cell table:formula="of:=[.B10]" office:value-type="float" office:value="15125770730" calcext:value-type="float">
            <text:p>15125770730</text:p>
          </table:table-cell>
          <table:table-cell table:formula="of:=[.F10]/[.G10]" office:value-type="float" office:value="0.0963917823445682" calcext:value-type="float">
            <text:p>0.0963917823</text:p>
          </table:table-cell>
          <table:table-cell table:formula="of:=[.H10]/64" office:value-type="float" office:value="0.00150612159913388" calcext:value-type="float">
            <text:p>0.0015061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254137948" calcext:value-type="float">
            <text:p>20254137948</text:p>
          </table:table-cell>
          <table:table-cell office:value-type="float" office:value="5996848" calcext:value-type="float">
            <text:p>5996848</text:p>
          </table:table-cell>
          <table:table-cell office:value-type="float" office:value="6.006898" calcext:value-type="float">
            <text:p>6.006898</text:p>
          </table:table-cell>
          <table:table-cell office:value-type="float" office:value="0" calcext:value-type="float">
            <text:p>0</text:p>
          </table:table-cell>
          <table:table-cell table:formula="of:=2*([.A11]^3)" office:value-type="float" office:value="2000000000" calcext:value-type="float">
            <text:p>2000000000</text:p>
          </table:table-cell>
          <table:table-cell table:formula="of:=[.B11]" office:value-type="float" office:value="20254137948" calcext:value-type="float">
            <text:p>20254137948</text:p>
          </table:table-cell>
          <table:table-cell table:formula="of:=[.F11]/[.G11]" office:value-type="float" office:value="0.0987452541863176" calcext:value-type="float">
            <text:p>0.0987452542</text:p>
          </table:table-cell>
          <table:table-cell table:formula="of:=[.H11]/64" office:value-type="float" office:value="0.00154289459666121" calcext:value-type="float">
            <text:p>0.00154289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5580308179" calcext:value-type="float">
            <text:p>45580308179</text:p>
          </table:table-cell>
          <table:table-cell office:value-type="float" office:value="13695529" calcext:value-type="float">
            <text:p>13695529</text:p>
          </table:table-cell>
          <table:table-cell office:value-type="float" office:value="13.677718" calcext:value-type="float">
            <text:p>13.677718</text:p>
          </table:table-cell>
          <table:table-cell office:value-type="float" office:value="0" calcext:value-type="float">
            <text:p>0</text:p>
          </table:table-cell>
          <table:table-cell table:formula="of:=2*([.A12]^3)" office:value-type="float" office:value="2662000000" calcext:value-type="float">
            <text:p>2662000000</text:p>
          </table:table-cell>
          <table:table-cell table:formula="of:=[.B12]" office:value-type="float" office:value="45580308179" calcext:value-type="float">
            <text:p>45580308179</text:p>
          </table:table-cell>
          <table:table-cell table:formula="of:=[.F12]/[.G12]" office:value-type="float" office:value="0.0584024133743451" calcext:value-type="float">
            <text:p>0.0584024134</text:p>
          </table:table-cell>
          <table:table-cell table:formula="of:=[.H12]/64" office:value-type="float" office:value="0.000912537708974142" calcext:value-type="float">
            <text:p>0.00091253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7636443984" calcext:value-type="float">
            <text:p>67636443984</text:p>
          </table:table-cell>
          <table:table-cell office:value-type="float" office:value="20623507" calcext:value-type="float">
            <text:p>20623507</text:p>
          </table:table-cell>
          <table:table-cell office:value-type="float" office:value="20.677885" calcext:value-type="float">
            <text:p>20.677885</text:p>
          </table:table-cell>
          <table:table-cell office:value-type="float" office:value="0" calcext:value-type="float">
            <text:p>0</text:p>
          </table:table-cell>
          <table:table-cell table:formula="of:=2*([.A13]^3)" office:value-type="float" office:value="3456000000" calcext:value-type="float">
            <text:p>3456000000</text:p>
          </table:table-cell>
          <table:table-cell table:formula="of:=[.B13]" office:value-type="float" office:value="67636443984" calcext:value-type="float">
            <text:p>67636443984</text:p>
          </table:table-cell>
          <table:table-cell table:formula="of:=[.F13]/[.G13]" office:value-type="float" office:value="0.0510967134939493" calcext:value-type="float">
            <text:p>0.0510967135</text:p>
          </table:table-cell>
          <table:table-cell table:formula="of:=[.H13]/64" office:value-type="float" office:value="0.000798386148342958" calcext:value-type="float">
            <text:p>0.00079838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8262397156" calcext:value-type="float">
            <text:p>88262397156</text:p>
          </table:table-cell>
          <table:table-cell office:value-type="float" office:value="27019506" calcext:value-type="float">
            <text:p>27019506</text:p>
          </table:table-cell>
          <table:table-cell office:value-type="float" office:value="28.105599" calcext:value-type="float">
            <text:p>28.105599</text:p>
          </table:table-cell>
          <table:table-cell office:value-type="float" office:value="0" calcext:value-type="float">
            <text:p>0</text:p>
          </table:table-cell>
          <table:table-cell table:formula="of:=2*([.A14]^3)" office:value-type="float" office:value="4394000000" calcext:value-type="float">
            <text:p>4394000000</text:p>
          </table:table-cell>
          <table:table-cell table:formula="of:=[.B14]" office:value-type="float" office:value="88262397156" calcext:value-type="float">
            <text:p>88262397156</text:p>
          </table:table-cell>
          <table:table-cell table:formula="of:=[.F14]/[.G14]" office:value-type="float" office:value="0.0497833748185402" calcext:value-type="float">
            <text:p>0.0497833748</text:p>
          </table:table-cell>
          <table:table-cell table:formula="of:=[.H14]/64" office:value-type="float" office:value="0.00077786523153969" calcext:value-type="float">
            <text:p>0.00077786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123877263" calcext:value-type="float">
            <text:p>105123877263</text:p>
          </table:table-cell>
          <table:table-cell office:value-type="float" office:value="31969547" calcext:value-type="float">
            <text:p>31969547</text:p>
          </table:table-cell>
          <table:table-cell office:value-type="float" office:value="32.163369" calcext:value-type="float">
            <text:p>32.163369</text:p>
          </table:table-cell>
          <table:table-cell office:value-type="float" office:value="0" calcext:value-type="float">
            <text:p>0</text:p>
          </table:table-cell>
          <table:table-cell table:formula="of:=2*([.A15]^3)" office:value-type="float" office:value="5488000000" calcext:value-type="float">
            <text:p>5488000000</text:p>
          </table:table-cell>
          <table:table-cell table:formula="of:=[.B15]" office:value-type="float" office:value="105123877263" calcext:value-type="float">
            <text:p>105123877263</text:p>
          </table:table-cell>
          <table:table-cell table:formula="of:=[.F15]/[.G15]" office:value-type="float" office:value="0.0522050759816446" calcext:value-type="float">
            <text:p>0.052205076</text:p>
          </table:table-cell>
          <table:table-cell table:formula="of:=[.H15]/64" office:value-type="float" office:value="0.000815704312213197" calcext:value-type="float">
            <text:p>0.00081570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965130445" calcext:value-type="float">
            <text:p>139965130445</text:p>
          </table:table-cell>
          <table:table-cell office:value-type="float" office:value="42546626" calcext:value-type="float">
            <text:p>42546626</text:p>
          </table:table-cell>
          <table:table-cell office:value-type="float" office:value="45.69154" calcext:value-type="float">
            <text:p>45.69154</text:p>
          </table:table-cell>
          <table:table-cell office:value-type="float" office:value="0" calcext:value-type="float">
            <text:p>0</text:p>
          </table:table-cell>
          <table:table-cell table:formula="of:=2*([.A16]^3)" office:value-type="float" office:value="6750000000" calcext:value-type="float">
            <text:p>6750000000</text:p>
          </table:table-cell>
          <table:table-cell table:formula="of:=[.B16]" office:value-type="float" office:value="139965130445" calcext:value-type="float">
            <text:p>139965130445</text:p>
          </table:table-cell>
          <table:table-cell table:formula="of:=[.F16]/[.G16]" office:value-type="float" office:value="0.0482262973537716" calcext:value-type="float">
            <text:p>0.0482262974</text:p>
          </table:table-cell>
          <table:table-cell table:formula="of:=[.H16]/64" office:value-type="float" office:value="0.000753535896152681" calcext:value-type="float">
            <text:p>0.0007535359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64 FLOPS/cyc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ans-serif" svg:font-family="sans-serif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2" loext:min-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0T16:31:25.796911897</dc:date>
    <meta:editing-duration>PT1H50M19S</meta:editing-duration>
    <meta:editing-cycles>3</meta:editing-cycles>
    <meta:generator>LibreOffice/5.0.5.2$Linux_X86_64 LibreOffice_project/00m0$Build-2</meta:generator>
    <meta:document-statistic meta:table-count="2" meta:cell-count="1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229cm" svg:height="7.571cm" xlink:href=".." xlink:type="simple" chart:class="chart:line" chart:style-name="ch1">
        <chart:plot-area chart:style-name="ch2" table:cell-range-address="Sheet2.A2:Sheet2.B16" chart:data-source-has-labels="both" svg:x="0.264cm" svg:y="0.151cm" svg:width="12.701cm" svg:height="7.269cm">
          <chartooo:coordinate-region svg:x="2.552cm" svg:y="0.35cm" svg:width="9.855cm" svg:height="6.025cm"/>
          <chart:axis chart:dimension="x" chart:name="primary-x" chart:style-name="ch3" chartooo:axis-type="auto">
            <chartooo:date-scale/>
            <chart:categories table:cell-range-address="Sheet2.A2:Sheet2.A1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B2:Sheet2.B16" loext:label-string="time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2.A2:Sheet2.A16</svg:desc>
                </draw:g>
              </table:table-cell>
              <table:table-cell office:value-type="float" office:value="8677502">
                <text:p>8677502</text:p>
                <draw:g>
                  <svg:desc>Sheet2.B2:Sheet2.B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7158537">
                <text:p>771585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1287865">
                <text:p>2712878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93325409">
                <text:p>6933254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67316595">
                <text:p>146731659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08507271">
                <text:p>250850727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237305450">
                <text:p>42373054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160201071">
                <text:p>81602010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125770730">
                <text:p>1512577073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254137948">
                <text:p>2025413794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5580308179">
                <text:p>4558030817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7636443984">
                <text:p>676364439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8262397156">
                <text:p>8826239715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5123877263">
                <text:p>10512387726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965130445">
                <text:p>139965130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